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cdb4f" officeooo:paragraph-rsid="00051eb5"/>
    </style:style>
    <style:style style:name="P2" style:family="paragraph" style:parent-style-name="Standard">
      <style:text-properties fo:font-weight="bold" officeooo:rsid="000c833a" officeooo:paragraph-rsid="00051eb5" style:font-weight-asian="bold" style:font-weight-complex="bold"/>
    </style:style>
    <style:style style:name="P3" style:family="paragraph" style:parent-style-name="Standard">
      <style:text-properties fo:font-weight="normal" officeooo:rsid="000c833a" officeooo:paragraph-rsid="00051eb5" style:font-weight-asian="normal" style:font-weight-complex="normal"/>
    </style:style>
    <style:style style:name="P4" style:family="paragraph" style:parent-style-name="Standard">
      <style:text-properties fo:font-weight="normal" officeooo:paragraph-rsid="00051eb5" style:font-weight-asian="normal" style:font-weight-complex="normal"/>
    </style:style>
    <style:style style:name="P5" style:family="paragraph" style:parent-style-name="Standard">
      <style:text-properties fo:font-style="italic" fo:font-weight="normal" officeooo:rsid="000c833a" officeooo:paragraph-rsid="00051eb5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0c833a" officeooo:paragraph-rsid="00051eb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c833a" officeooo:paragraph-rsid="0006a04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ourier" fo:font-style="normal" fo:font-weight="normal" officeooo:rsid="000c833a" officeooo:paragraph-rsid="00051eb5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urier" fo:font-style="normal" fo:font-weight="bold" officeooo:rsid="00051eb5" officeooo:paragraph-rsid="00051eb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" fo:font-style="normal" fo:font-weight="bold" officeooo:rsid="00051eb5" officeooo:paragraph-rsid="0006a04e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Courier" fo:font-size="10pt" fo:font-style="normal" fo:font-weight="normal" officeooo:rsid="00051eb5" officeooo:paragraph-rsid="00051eb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Courier" fo:font-size="10pt" fo:font-style="normal" fo:font-weight="normal" officeooo:rsid="00051eb5" officeooo:paragraph-rsid="0006a04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Courier" fo:font-size="10pt" fo:font-style="normal" fo:font-weight="normal" officeooo:rsid="0006a04e" officeooo:paragraph-rsid="0006a04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officeooo:rsid="000c833a" officeooo:paragraph-rsid="00051eb5"/>
    </style:style>
    <style:style style:name="P15" style:family="paragraph" style:parent-style-name="Standard">
      <style:text-properties officeooo:paragraph-rsid="00051eb5"/>
    </style:style>
    <style:style style:name="P16" style:family="paragraph" style:parent-style-name="Standard">
      <style:text-properties officeooo:rsid="0006a04e" officeooo:paragraph-rsid="0006a04e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51eb5" officeooo:paragraph-rsid="00051eb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51eb5" officeooo:paragraph-rsid="0006a04e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Courier" fo:font-size="10pt" fo:font-weight="normal" officeooo:rsid="00051eb5" officeooo:paragraph-rsid="00051eb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Courier" fo:font-size="10pt" fo:font-weight="normal" officeooo:rsid="00051eb5" officeooo:paragraph-rsid="0006a04e" style:font-size-asian="10pt" style:font-weight-asian="normal" style:font-size-complex="10pt" style:font-weight-complex="normal"/>
    </style:style>
    <style:style style:name="T1" style:family="text">
      <style:text-properties officeooo:rsid="000cdb4f"/>
    </style:style>
    <style:style style:name="T2" style:family="text">
      <style:text-properties officeooo:rsid="00051eb5"/>
    </style:style>
    <style:style style:name="T3" style:family="text">
      <style:text-properties officeooo:rsid="000c833a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6a04e" style:font-style-asian="italic" style:font-weight-asian="normal" style:font-style-complex="italic" style:font-weight-complex="normal"/>
    </style:style>
    <style:style style:name="T6" style:family="text">
      <style:text-properties officeooo:rsid="0006a0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: <text:span text:style-name="T2">YACC</text:span></text:p>
      <text:p text:style-name="P3"/>
      <text:p text:style-name="P3"/>
      <text:p text:style-name="P2">Exercício 1</text:p>
      <text:p text:style-name="P5">Objetivo: entender como é possível definir <text:span text:style-name="T2">gramáticas livres de contexto </text:span>e ações em Lex/<text:span text:style-name="T2">Yacc e a ordem de precedência dos operadores</text:span></text:p>
      <text:p text:style-name="P5"/>
      <text:p text:style-name="P6">Considere o seguinte programa em Lex/<text:span text:style-name="T2">Yacc</text:span>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9">LEX</text:p>
            <text:p text:style-name="P11">%{</text:p>
            <text:p text:style-name="P11">#include &lt;stdlib.h&gt;</text:p>
            <text:p text:style-name="P11">void yyerror(char *);</text:p>
            <text:p text:style-name="P11">#include "y.tab.h"</text:p>
            <text:p text:style-name="P11">%}</text:p>
            <text:p text:style-name="P11"/>
            <text:p text:style-name="P11">%%</text:p>
            <text:p text:style-name="P11"/>
            <text:p text:style-name="P11">[0-9]+ <text:s/>{</text:p>
            <text:p text:style-name="P11"><text:s text:c="10"/>yylval = atoi(yytext);</text:p>
            <text:p text:style-name="P11"><text:s text:c="10"/>return INT;</text:p>
            <text:p text:style-name="P11"><text:s text:c="8"/>}</text:p>
            <text:p text:style-name="P11"/>
            <text:p text:style-name="P11">[+] <text:s text:c="4"/>{</text:p>
            <text:p text:style-name="P11"><text:s text:c="10"/>return SOMA;</text:p>
            <text:p text:style-name="P11"><text:s text:c="8"/>}</text:p>
            <text:p text:style-name="P11"/>
            <text:p text:style-name="P11">\n <text:s text:c="2"/>{</text:p>
            <text:p text:style-name="P11"><text:s text:c="9"/>return EOL;</text:p>
            <text:p text:style-name="P11"><text:s text:c="7"/>}</text:p>
            <text:p text:style-name="P11"/>
            <text:p text:style-name="P11">[ \t]+ ;</text:p>
            <text:p text:style-name="P11"/>
            <text:p text:style-name="P11">. <text:s text:c="4"/>{yyerror("Token nao reconhecido!\n");}</text:p>
            <text:p text:style-name="P11"/>
            <text:p text:style-name="P11">%%</text:p>
            <text:p text:style-name="P11"/>
            <text:p text:style-name="P11">int yywrap() {</text:p>
            <text:p text:style-name="P11"><text:s text:c="2"/>return 1;</text:p>
            <text:p text:style-name="P11">}</text:p>
          </table:table-cell>
          <table:table-cell table:style-name="Table1.B1" office:value-type="string">
            <text:p text:style-name="P17">YACC</text:p>
            <text:p text:style-name="P19">%{</text:p>
            <text:p text:style-name="P19">#include &lt;stdio.h&gt;</text:p>
            <text:p text:style-name="P19">void yyerror(char *c);</text:p>
            <text:p text:style-name="P19">int yylex(void);</text:p>
            <text:p text:style-name="P19">%}</text:p>
            <text:p text:style-name="P19"/>
            <text:p text:style-name="P19">%token INT SOMA EOL</text:p>
            <text:p text:style-name="P19">%left SOMA</text:p>
            <text:p text:style-name="P19"/>
            <text:p text:style-name="P19">%%</text:p>
            <text:p text:style-name="P19">PROGRAMA:</text:p>
            <text:p text:style-name="P19"><text:s/>PROGRAMA EXPRESSAO EOL { printf("RES: %d\n", $2); }</text:p>
            <text:p text:style-name="P19"><text:s text:c="8"/>|</text:p>
            <text:p text:style-name="P19"><text:s text:c="8"/>;</text:p>
            <text:p text:style-name="P19"/>
            <text:p text:style-name="P19">EXPRESSAO:</text:p>
            <text:p text:style-name="P19"><text:s text:c="4"/>INT { $$ = $1;</text:p>
            <text:p text:style-name="P19"><text:s text:c="9"/>}</text:p>
            <text:p text:style-name="P19"><text:s text:c="4"/>| EXPRESSAO SOMA EXPRESSAO {</text:p>
            <text:p text:style-name="P19"><text:s text:c="8"/>printf("%d + %d = %d\n", $1, $3, $1+$3);</text:p>
            <text:p text:style-name="P19"><text:s text:c="8"/>$$ = $1 + $3;</text:p>
            <text:p text:style-name="P19"><text:s text:c="8"/>}</text:p>
            <text:p text:style-name="P19"><text:s text:c="4"/>;</text:p>
            <text:p text:style-name="P19">%%</text:p>
            <text:p text:style-name="P19">void yyerror(char *s) {</text:p>
            <text:p text:style-name="P19"><text:s text:c="4"/>fprintf(stderr, "%s\n", s); }</text:p>
            <text:p text:style-name="P19">int main() {</text:p>
            <text:p text:style-name="P19"><text:s text:c="2"/>yyparse();</text:p>
            <text:p text:style-name="P19"><text:s text:c="2"/>return 0; }</text:p>
          </table:table-cell>
        </table:table-row>
      </table:table>
      <text:p text:style-name="P6"/>
      <text:p text:style-name="P4"><text:span text:style-name="T3">Encontre a saída do programa para as entradas:</text:span></text:p>
      <text:p text:style-name="P3"/>
      <text:p text:style-name="P3">a) <text:span text:style-name="T2">12 + 30</text:span></text:p>
      <text:p text:style-name="P3">b) <text:span text:style-name="T2">10 + 20 + 40 + 6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Exercício 2</text:p>
      <text:p text:style-name="P14"><text:span text:style-name="T4">Objetivo: </text:span><text:span text:style-name="T5">detectar problemas em regras de precedência e corrigi-los</text:span></text:p>
      <text:p text:style-name="P7">Considere o seguinte programa em Lex/<text:span text:style-name="T2">Yacc</text:span>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LEX</text:p>
            <text:p text:style-name="P12">%{</text:p>
            <text:p text:style-name="P12">#include &lt;stdlib.h&gt;</text:p>
            <text:p text:style-name="P12">void yyerror(char *);</text:p>
            <text:p text:style-name="P12">#include "y.tab.h"</text:p>
            <text:p text:style-name="P12">%}</text:p>
            <text:p text:style-name="P12"/>
            <text:p text:style-name="P12">%%</text:p>
            <text:p text:style-name="P12"/>
            <text:p text:style-name="P12">[0-9]+ <text:s/>{</text:p>
            <text:p text:style-name="P12"><text:s text:c="10"/>yylval = atoi(yytext);</text:p>
            <text:p text:style-name="P12"><text:s text:c="10"/>return INT;</text:p>
            <text:p text:style-name="P12"><text:s text:c="8"/>}</text:p>
            <text:p text:style-name="P12"/>
            <text:p text:style-name="P12">[+] <text:s text:c="4"/>{</text:p>
            <text:p text:style-name="P12"><text:s text:c="10"/>return SOMA;</text:p>
            <text:p text:style-name="P12"><text:s text:c="8"/>}</text:p>
            <text:p text:style-name="P13">[*] <text:s text:c="4"/>{</text:p>
            <text:p text:style-name="P13"><text:s text:c="10"/>return MULT;</text:p>
            <text:p text:style-name="P13"><text:s text:c="8"/>}</text:p>
            <text:p text:style-name="P12"/>
            <text:p text:style-name="P12">\n <text:s text:c="2"/>{</text:p>
            <text:p text:style-name="P12"><text:s text:c="9"/>return EOL;</text:p>
            <text:p text:style-name="P12"><text:s text:c="7"/>}</text:p>
            <text:p text:style-name="P12"/>
            <text:p text:style-name="P12">[ \t]+ ;</text:p>
            <text:p text:style-name="P12"/>
            <text:p text:style-name="P12">. <text:s text:c="4"/>{yyerror("Token nao reconhecido!\n");}</text:p>
            <text:p text:style-name="P12"/>
            <text:p text:style-name="P12">%%</text:p>
            <text:p text:style-name="P12"/>
            <text:p text:style-name="P12">int yywrap() {</text:p>
            <text:p text:style-name="P12"><text:s text:c="2"/>return 1;</text:p>
            <text:p text:style-name="P12">}</text:p>
          </table:table-cell>
          <table:table-cell table:style-name="Table2.B1" office:value-type="string">
            <text:p text:style-name="P18">YACC</text:p>
            <text:p text:style-name="P20">%{</text:p>
            <text:p text:style-name="P20">#include &lt;stdio.h&gt;</text:p>
            <text:p text:style-name="P20">void yyerror(char *c);</text:p>
            <text:p text:style-name="P20">int yylex(void);</text:p>
            <text:p text:style-name="P20">%}</text:p>
            <text:p text:style-name="P20"/>
            <text:p text:style-name="P20">%token INT SOMA <text:span text:style-name="T6">MULT </text:span>EOL</text:p>
            <text:p text:style-name="P20">%left SOMA <text:span text:style-name="T6">MULT</text:span></text:p>
            <text:p text:style-name="P20"/>
            <text:p text:style-name="P20">%%</text:p>
            <text:p text:style-name="P20">PROGRAMA:</text:p>
            <text:p text:style-name="P20"><text:s/>PROGRAMA EXPRESSAO EOL { printf("RES: %d\n", $2); }</text:p>
            <text:p text:style-name="P20"><text:s text:c="8"/>|</text:p>
            <text:p text:style-name="P20"><text:s text:c="8"/>;</text:p>
            <text:p text:style-name="P20"/>
            <text:p text:style-name="P20">EXPRESSAO:</text:p>
            <text:p text:style-name="P20"><text:s text:c="4"/>INT { $$ = $1;</text:p>
            <text:p text:style-name="P20"><text:s text:c="9"/>}</text:p>
            <text:p text:style-name="P20"><text:s text:c="4"/>| EXPRESSAO SOMA EXPRESSAO {</text:p>
            <text:p text:style-name="P20"><text:s text:c="8"/>printf("%d + %d = %d\n", $1, $3, $1+$3);</text:p>
            <text:p text:style-name="P20"><text:s text:c="8"/>$$ = $1 + $3;</text:p>
            <text:p text:style-name="P20"><text:s text:c="8"/>}</text:p>
            <text:p text:style-name="P20"><text:s text:c="4"/>| EXPRESSAO <text:span text:style-name="T6">MULT</text:span> EXPRESSAO {</text:p>
            <text:p text:style-name="P20"><text:s text:c="8"/>printf("%d * %d = %d\n", $1, $3, $1*$3);</text:p>
            <text:p text:style-name="P20"><text:s text:c="8"/>$$ = $1 * $3;</text:p>
            <text:p text:style-name="P20"><text:s text:c="8"/>}</text:p>
            <text:p text:style-name="P20"><text:s text:c="4"/>;</text:p>
            <text:p text:style-name="P20">%%</text:p>
            <text:p text:style-name="P20">void yyerror(char *s) {</text:p>
            <text:p text:style-name="P20"><text:s text:c="4"/>fprintf(stderr, "%s\n", s); }</text:p>
            <text:p text:style-name="P20">int main() {</text:p>
            <text:p text:style-name="P20"><text:s text:c="2"/>yyparse();</text:p>
            <text:p text:style-name="P20"><text:s text:c="2"/>return 0; }</text:p>
          </table:table-cell>
        </table:table-row>
      </table:table>
      <text:p text:style-name="P7"/>
      <text:p text:style-name="P14"/>
      <text:p text:style-name="P16">a) Qual é a saída do programa para a entrada 5 + 3 * 2 + 1?</text:p>
      <text:p text:style-name="P16">b) Como é possível modificar o programa para corrigir a precedência das operações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51:12.239441388</meta:creation-date>
    <dc:date>2018-02-22T14:17:13.295889900</dc:date>
    <meta:editing-duration>PT15M51S</meta:editing-duration>
    <meta:editing-cycles>1</meta:editing-cycles>
    <meta:document-statistic meta:table-count="2" meta:image-count="0" meta:object-count="0" meta:page-count="2" meta:paragraph-count="119" meta:word-count="352" meta:character-count="2126" meta:non-whitespace-character-count="1553"/>
    <meta:generator>LibreOffice/5.1.6.2$Linux_X86_64 LibreOffice_project/10m0$Build-2</meta:generator>
  </office:meta>
</office:document-meta>
</file>